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visionHistory" style:family="table">
      <style:table-properties style:width="6.925in" fo:break-before="page" table:align="margins"/>
    </style:style>
    <style:style style:name="RevisionHistory.A" style:family="table-column">
      <style:table-column-properties style:column-width="3.4625in" style:rel-column-width="32767*"/>
    </style:style>
    <style:style style:name="RevisionHistory.B" style:family="table-column">
      <style:table-column-properties style:column-width="3.4625in" style:rel-column-width="32768*"/>
    </style:style>
    <style:style style:name="RevisionHistory.A1" style:family="table-cell">
      <style:table-cell-properties fo:padding="0.0382in" fo:border-left="0.05pt solid #000000" fo:border-right="none" fo:border-top="0.05pt solid #000000" fo:border-bottom="0.05pt solid #000000"/>
    </style:style>
    <style:style style:name="RevisionHistory.B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fo:break-before="page"/>
      <style:text-properties fo:font-size="12pt" fo:font-weight="normal" style:font-size-asian="10.5pt" style:font-weight-asian="normal" style:font-size-complex="12pt" style:font-weight-complex="normal"/>
    </style:style>
    <style:style style:name="P7" style:family="paragraph" style:parent-style-name="Table_20_Contents">
      <style:paragraph-properties fo:text-align="start" style:justify-single-word="false"/>
      <style:text-properties fo:font-size="12pt" style:font-size-asian="10.5pt" style:font-size-complex="12pt"/>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02c3fd"/>
    </style:style>
    <style:style style:name="P10" style:family="paragraph" style:parent-style-name="Text_20_body">
      <style:text-properties officeooo:paragraph-rsid="0002c3fd"/>
    </style:style>
    <style:style style:name="P11" style:family="paragraph" style:parent-style-name="Text_20_body">
      <style:text-properties officeooo:paragraph-rsid="0004a04a"/>
    </style:style>
    <style:style style:name="P12" style:family="paragraph" style:parent-style-name="Text_20_body">
      <style:text-properties officeooo:paragraph-rsid="000692cd"/>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8">
      <style:text-properties officeooo:paragraph-rsid="0004a04a"/>
    </style:style>
    <style:style style:name="P32" style:family="paragraph" style:parent-style-name="Text_20_body" style:list-style-name="L18">
      <style:text-properties officeooo:paragraph-rsid="000e93c7"/>
    </style:style>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2">
      <style:text-properties officeooo:paragraph-rsid="0002c3fd"/>
    </style:style>
    <style:style style:name="P38" style:family="paragraph" style:parent-style-name="Text_20_body" style:list-style-name="L23"/>
    <style:style style:name="P39" style:family="paragraph" style:parent-style-name="Text_20_body">
      <style:paragraph-properties fo:text-align="start" style:justify-single-word="false"/>
      <style:text-properties officeooo:rsid="0002c3fd" officeooo:paragraph-rsid="0002c3fd"/>
    </style:style>
    <style:style style:name="P40" style:family="paragraph" style:parent-style-name="Text_20_body">
      <style:text-properties officeooo:rsid="0002c3fd" officeooo:paragraph-rsid="0002c3fd"/>
    </style:style>
    <style:style style:name="P41" style:family="paragraph" style:parent-style-name="Text_20_body" style:list-style-name="L23">
      <style:text-properties officeooo:rsid="0002c3fd" officeooo:paragraph-rsid="0002c3fd"/>
    </style:style>
    <style:style style:name="P42" style:family="paragraph" style:parent-style-name="Text_20_body" style:list-style-name="L24">
      <style:text-properties officeooo:paragraph-rsid="0002c3fd"/>
    </style:style>
    <style:style style:name="P43" style:family="paragraph" style:parent-style-name="Text_20_body">
      <style:text-properties officeooo:rsid="0004a04a" officeooo:paragraph-rsid="0004a04a"/>
    </style:style>
    <style:style style:name="P44" style:family="paragraph" style:parent-style-name="Text_20_body">
      <style:text-properties officeooo:rsid="0004a04a" officeooo:paragraph-rsid="000e93c7"/>
    </style:style>
    <style:style style:name="P45" style:family="paragraph" style:parent-style-name="Text_20_body" style:list-style-name="L25">
      <style:text-properties officeooo:paragraph-rsid="0004a04a"/>
    </style:style>
    <style:style style:name="P46" style:family="paragraph" style:parent-style-name="Text_20_body">
      <style:text-properties officeooo:rsid="000777e6" officeooo:paragraph-rsid="000777e6"/>
    </style:style>
    <style:style style:name="P47" style:family="paragraph" style:parent-style-name="Text_20_body" style:list-style-name="L26">
      <style:text-properties officeooo:paragraph-rsid="0004a04a"/>
    </style:style>
    <style:style style:name="P48" style:family="paragraph" style:parent-style-name="Text_20_body">
      <style:text-properties officeooo:rsid="00069810" officeooo:paragraph-rsid="00069810"/>
    </style:style>
    <style:style style:name="P49" style:family="paragraph" style:parent-style-name="Text_20_body">
      <style:text-properties officeooo:rsid="00069810" officeooo:paragraph-rsid="000e93c7"/>
    </style:style>
    <style:style style:name="P50" style:family="paragraph" style:parent-style-name="Text_20_body" style:list-style-name="L28">
      <style:text-properties officeooo:rsid="00069810" officeooo:paragraph-rsid="000e93c7"/>
    </style:style>
    <style:style style:name="P51" style:family="paragraph" style:parent-style-name="Text_20_body">
      <style:paragraph-properties fo:text-align="start" style:justify-single-word="false"/>
      <style:text-properties officeooo:rsid="00069810" officeooo:paragraph-rsid="000e93c7"/>
    </style:style>
    <style:style style:name="P52" style:family="paragraph" style:parent-style-name="Text_20_body">
      <style:text-properties officeooo:paragraph-rsid="0007c95e"/>
    </style:style>
    <style:style style:name="P53" style:family="paragraph" style:parent-style-name="Text_20_body">
      <style:text-properties officeooo:paragraph-rsid="00096c35"/>
    </style:style>
    <style:style style:name="P54" style:family="paragraph" style:parent-style-name="Text_20_body">
      <style:text-properties officeooo:paragraph-rsid="000b1ed6"/>
    </style:style>
    <style:style style:name="P55" style:family="paragraph" style:parent-style-name="Text_20_body">
      <style:text-properties officeooo:paragraph-rsid="000cefa1"/>
    </style:style>
    <style:style style:name="P56" style:family="paragraph" style:parent-style-name="Text_20_body" style:list-style-name="L27">
      <style:text-properties officeooo:paragraph-rsid="000e93c7"/>
    </style:style>
    <style:style style:name="P57" style:family="paragraph" style:parent-style-name="Text_20_body">
      <style:text-properties officeooo:paragraph-rsid="000e93c7"/>
    </style:style>
    <style:style style:name="P58" style:family="paragraph" style:parent-style-name="Text_20_body">
      <style:text-properties officeooo:paragraph-rsid="000fd225"/>
    </style:style>
    <style:style style:name="P59" style:family="paragraph" style:parent-style-name="Text_20_body">
      <style:text-properties officeooo:paragraph-rsid="00127161"/>
    </style:style>
    <style:style style:name="P60" style:family="paragraph" style:parent-style-name="Text_20_body">
      <style:text-properties officeooo:paragraph-rsid="00146f78"/>
    </style:style>
    <style:style style:name="P61" style:family="paragraph" style:parent-style-name="Text_20_body" style:list-style-name="L29">
      <style:text-properties officeooo:paragraph-rsid="00146f78"/>
    </style:style>
    <style:style style:name="P62" style:family="paragraph" style:parent-style-name="Text_20_body">
      <style:text-properties officeooo:paragraph-rsid="0015f949"/>
    </style:style>
    <style:style style:name="P63" style:family="paragraph" style:parent-style-name="Text_20_body" style:list-style-name="L30">
      <style:text-properties officeooo:paragraph-rsid="0015f949"/>
    </style:style>
    <style:style style:name="P64" style:family="paragraph" style:parent-style-name="Text_20_body" style:list-style-name="L31">
      <style:text-properties officeooo:paragraph-rsid="00171f2e"/>
    </style:style>
    <style:style style:name="P65" style:family="paragraph" style:parent-style-name="Text_20_body">
      <style:text-properties officeooo:paragraph-rsid="00171f2e"/>
    </style:style>
    <style:style style:name="P66" style:family="paragraph" style:parent-style-name="Heading_20_1">
      <style:paragraph-properties fo:break-before="page"/>
    </style:style>
    <style:style style:name="P67" style:family="paragraph" style:parent-style-name="Table_20_Contents">
      <style:paragraph-properties fo:text-align="start" style:justify-single-word="false"/>
      <style:text-properties fo:font-size="12pt" officeooo:paragraph-rsid="0017fff0" style:font-size-asian="10.5pt" style:font-size-complex="12pt"/>
    </style:style>
    <style:style style:name="P68" style:family="paragraph" style:parent-style-name="Contents_20_2">
      <style:paragraph-properties>
        <style:tab-stops>
          <style:tab-stop style:position="6.7283in" style:type="right" style:leader-style="dotted" style:leader-text="."/>
        </style:tab-stops>
      </style:paragraph-properties>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Heading_20_3">
      <style:text-properties officeooo:paragraph-rsid="0002c3fd"/>
    </style:style>
    <style:style style:name="P71" style:family="paragraph" style:parent-style-name="Heading_20_3">
      <style:text-properties officeooo:paragraph-rsid="0004a04a"/>
    </style:style>
    <style:style style:name="P72" style:family="paragraph" style:parent-style-name="Heading_20_3">
      <style:text-properties officeooo:paragraph-rsid="000e93c7"/>
    </style:style>
    <style:style style:name="P73" style:family="paragraph" style:parent-style-name="Heading_20_2">
      <style:paragraph-properties fo:break-before="page"/>
    </style:style>
    <style:style style:name="P74" style:family="paragraph" style:parent-style-name="Heading_20_2">
      <style:paragraph-properties fo:break-before="page"/>
      <style:text-properties officeooo:paragraph-rsid="0002c3fd"/>
    </style:style>
    <style:style style:name="P75" style:family="paragraph" style:parent-style-name="Heading_20_2" style:list-style-name="">
      <style:paragraph-properties fo:break-before="page"/>
      <style:text-properties officeooo:paragraph-rsid="0004a04a"/>
    </style:style>
    <style:style style:name="P76" style:family="paragraph" style:parent-style-name="Heading_20_2" style:list-style-name="">
      <style:paragraph-properties fo:break-before="page"/>
      <style:text-properties officeooo:rsid="00042fbd" officeooo:paragraph-rsid="00042fbd"/>
    </style:style>
    <style:style style:name="P77" style:family="paragraph" style:parent-style-name="Heading_20_2">
      <style:paragraph-properties fo:break-before="page"/>
      <style:text-properties officeooo:paragraph-rsid="000e93c7"/>
    </style:style>
    <style:style style:name="P7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2c3fd"/>
    </style:style>
    <style:style style:name="T2" style:family="text">
      <style:text-properties officeooo:rsid="00032d75"/>
    </style:style>
    <style:style style:name="T3" style:family="text">
      <style:text-properties officeooo:rsid="00042fbd"/>
    </style:style>
    <style:style style:name="T4" style:family="text">
      <style:text-properties officeooo:rsid="0004a04a"/>
    </style:style>
    <style:style style:name="T5" style:family="text">
      <style:text-properties officeooo:rsid="000692cd"/>
    </style:style>
    <style:style style:name="T6" style:family="text">
      <style:text-properties officeooo:rsid="00069810"/>
    </style:style>
    <style:style style:name="T7" style:family="text">
      <style:text-properties officeooo:rsid="0007c95e"/>
    </style:style>
    <style:style style:name="T8" style:family="text">
      <style:text-properties officeooo:rsid="00096c35"/>
    </style:style>
    <style:style style:name="T9" style:family="text">
      <style:text-properties officeooo:rsid="000b1ed6"/>
    </style:style>
    <style:style style:name="T10" style:family="text">
      <style:text-properties officeooo:rsid="000cefa1"/>
    </style:style>
    <style:style style:name="T11" style:family="text">
      <style:text-properties officeooo:rsid="000e93c7"/>
    </style:style>
    <style:style style:name="T12" style:family="text">
      <style:text-properties officeooo:rsid="000fd225"/>
    </style:style>
    <style:style style:name="T13" style:family="text">
      <style:text-properties officeooo:rsid="00127161"/>
    </style:style>
    <style:style style:name="T14" style:family="text">
      <style:text-properties officeooo:rsid="00146f78"/>
    </style:style>
    <style:style style:name="T15" style:family="text">
      <style:text-properties officeooo:rsid="0015f949"/>
    </style:style>
    <style:style style:name="T16" style:family="text">
      <style:text-properties officeooo:rsid="00171f2e"/>
    </style:style>
    <style:style style:name="T17" style:family="text">
      <style:text-properties officeooo:rsid="0017fff0"/>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5">P.OW.E.R.</text:p>
      <text:p text:style-name="P2">Power Outlet for Wireless Power Reporting</text:p>
      <text:p text:style-name="P2">Web Interfac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Grace De Geus</text:p>
      <text:p text:style-name="P3">Charles Hathaway</text:p>
      <text:p text:style-name="P3">Nate Pickett</text:p>
      <text:p text:style-name="P3">Shadow Priest Quimby</text:p>
      <table:table table:name="RevisionHistory" table:style-name="RevisionHistory">
        <table:table-column table:style-name="RevisionHistory.A"/>
        <table:table-column table:style-name="RevisionHistory.B"/>
        <table:table-row>
          <table:table-cell table:style-name="RevisionHistory.A1" office:value-type="string">
            <text:p text:style-name="P7">2012-10-15</text:p>
          </table:table-cell>
          <table:table-cell table:style-name="RevisionHistory.B1" office:value-type="string">
            <text:p text:style-name="P7">Document first created. Imported somethings from the wiki</text:p>
          </table:table-cell>
        </table:table-row>
        <table:table-row>
          <table:table-cell table:style-name="RevisionHistory.A2" office:value-type="string">
            <text:p text:style-name="P7">2012-10-16</text:p>
          </table:table-cell>
          <table:table-cell table:style-name="RevisionHistory.B2" office:value-type="string">
            <text:p text:style-name="P67"><text:span text:style-name="T17">Finished up the use cases, added some affordances and look &amp; feel stuff</text:span></text:p>
          </table:table-cell>
        </table:table-row>
      </table:table>
      <text:p text:style-name="P4"/>
      <text:p text:style-name="P6"/>
      <text:h text:style-name="Heading_20_1" text:outline-level="1"><text:bookmark-start text:name="__RefHeading__632_249102736"/>The P.O.W.E.R. Project<text:bookmark-end text:name="__RefHeading__632_249102736"/></text:h>
      <text:p text:style-name="Text_20_body">The POWER project aims to produce a low cost, low powered, device that will allow home owners to track their power consumption on a per-device basis. The hope is that by allowing home owners to see where all their power is going, they can take steps to disable or replace the most inefficient offenders. </text:p>
      <text:p text:style-name="Text_20_body">This document outlines the web-based user interface for the project. The interface must be easy to learn, efficient, and shouldn't be so ugly it makes your eyes bleed. </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9"><text:a xlink:type="simple" xlink:href="#__RefHeading__632_249102736" text:style-name="Index_20_Link" text:visited-style-name="Index_20_Link">The P.O.W.E.R. Project<text:tab/>3</text:a></text:p>
          <text:p text:style-name="P69"><text:a xlink:type="simple" xlink:href="#__RefHeading__741_249102736" text:style-name="Index_20_Link" text:visited-style-name="Index_20_Link">Task Breakdowns<text:tab/>5</text:a></text:p>
          <text:p text:style-name="P68"><text:a xlink:type="simple" xlink:href="#__RefHeading__1273_2086110546" text:style-name="Index_20_Link" text:visited-style-name="Index_20_Link">Logging In<text:tab/>6</text:a></text:p>
          <text:p text:style-name="P78"><text:a xlink:type="simple" xlink:href="#__RefHeading__650_2491027361" text:style-name="Index_20_Link" text:visited-style-name="Index_20_Link">Actors<text:tab/>6</text:a></text:p>
          <text:p text:style-name="P78"><text:a xlink:type="simple" xlink:href="#__RefHeading__652_2491027361" text:style-name="Index_20_Link" text:visited-style-name="Index_20_Link">Assumptions<text:tab/>6</text:a></text:p>
          <text:p text:style-name="P78"><text:a xlink:type="simple" xlink:href="#__RefHeading__654_2491027361" text:style-name="Index_20_Link" text:visited-style-name="Index_20_Link">Procedure<text:tab/>6</text:a></text:p>
          <text:p text:style-name="P78"><text:a xlink:type="simple" xlink:href="#__RefHeading__656_2491027361" text:style-name="Index_20_Link" text:visited-style-name="Index_20_Link">Expected outcome<text:tab/>6</text:a></text:p>
          <text:p text:style-name="P68"><text:a xlink:type="simple" xlink:href="#__RefHeading__1275_2086110546" text:style-name="Index_20_Link" text:visited-style-name="Index_20_Link">Logging Out<text:tab/>7</text:a></text:p>
          <text:p text:style-name="P78"><text:a xlink:type="simple" xlink:href="#__RefHeading__650_24910273611" text:style-name="Index_20_Link" text:visited-style-name="Index_20_Link">Actors<text:tab/>7</text:a></text:p>
          <text:p text:style-name="P78"><text:a xlink:type="simple" xlink:href="#__RefHeading__652_24910273611" text:style-name="Index_20_Link" text:visited-style-name="Index_20_Link">Assumptions<text:tab/>7</text:a></text:p>
          <text:p text:style-name="P78"><text:a xlink:type="simple" xlink:href="#__RefHeading__654_24910273611" text:style-name="Index_20_Link" text:visited-style-name="Index_20_Link">Procedure<text:tab/>7</text:a></text:p>
          <text:p text:style-name="P78"><text:a xlink:type="simple" xlink:href="#__RefHeading__656_24910273611" text:style-name="Index_20_Link" text:visited-style-name="Index_20_Link">Expected outcome<text:tab/>7</text:a></text:p>
          <text:p text:style-name="P68"><text:a xlink:type="simple" xlink:href="#__RefHeading__639_249102736" text:style-name="Index_20_Link" text:visited-style-name="Index_20_Link">View Monthly Power Consumption<text:tab/>8</text:a></text:p>
          <text:p text:style-name="P78"><text:a xlink:type="simple" xlink:href="#__RefHeading__650_249102736" text:style-name="Index_20_Link" text:visited-style-name="Index_20_Link">Actors<text:tab/>8</text:a></text:p>
          <text:p text:style-name="P78"><text:a xlink:type="simple" xlink:href="#__RefHeading__652_249102736" text:style-name="Index_20_Link" text:visited-style-name="Index_20_Link">Assumptions<text:tab/>8</text:a></text:p>
          <text:p text:style-name="P78"><text:a xlink:type="simple" xlink:href="#__RefHeading__654_249102736" text:style-name="Index_20_Link" text:visited-style-name="Index_20_Link">Procedure<text:tab/>8</text:a></text:p>
          <text:p text:style-name="P78"><text:a xlink:type="simple" xlink:href="#__RefHeading__656_249102736" text:style-name="Index_20_Link" text:visited-style-name="Index_20_Link">Expected outcome<text:tab/>8</text:a></text:p>
          <text:p text:style-name="P68"><text:a xlink:type="simple" xlink:href="#__RefHeading__658_249102736" text:style-name="Index_20_Link" text:visited-style-name="Index_20_Link">View Largest Power Consumer<text:tab/>9</text:a></text:p>
          <text:p text:style-name="P78"><text:a xlink:type="simple" xlink:href="#__RefHeading__660_249102736" text:style-name="Index_20_Link" text:visited-style-name="Index_20_Link">Actors<text:tab/>9</text:a></text:p>
          <text:p text:style-name="P78"><text:a xlink:type="simple" xlink:href="#__RefHeading__662_249102736" text:style-name="Index_20_Link" text:visited-style-name="Index_20_Link">Assumptions<text:tab/>9</text:a></text:p>
          <text:p text:style-name="P78"><text:a xlink:type="simple" xlink:href="#__RefHeading__664_249102736" text:style-name="Index_20_Link" text:visited-style-name="Index_20_Link">Procedure<text:tab/>9</text:a></text:p>
          <text:p text:style-name="P78"><text:a xlink:type="simple" xlink:href="#__RefHeading__666_249102736" text:style-name="Index_20_Link" text:visited-style-name="Index_20_Link">Expected outcome<text:tab/>9</text:a></text:p>
          <text:p text:style-name="P68"><text:a xlink:type="simple" xlink:href="#__RefHeading__669_249102736" text:style-name="Index_20_Link" text:visited-style-name="Index_20_Link">View Largest Power Consumer<text:tab/>10</text:a></text:p>
          <text:p text:style-name="P78"><text:a xlink:type="simple" xlink:href="#__RefHeading__671_249102736" text:style-name="Index_20_Link" text:visited-style-name="Index_20_Link">Actors<text:tab/>10</text:a></text:p>
          <text:p text:style-name="P78"><text:a xlink:type="simple" xlink:href="#__RefHeading__673_249102736" text:style-name="Index_20_Link" text:visited-style-name="Index_20_Link">Assumptions<text:tab/>10</text:a></text:p>
          <text:p text:style-name="P78"><text:a xlink:type="simple" xlink:href="#__RefHeading__675_249102736" text:style-name="Index_20_Link" text:visited-style-name="Index_20_Link">Procedure<text:tab/>10</text:a></text:p>
          <text:p text:style-name="P78"><text:a xlink:type="simple" xlink:href="#__RefHeading__677_249102736" text:style-name="Index_20_Link" text:visited-style-name="Index_20_Link">Expected outcome<text:tab/>10</text:a></text:p>
          <text:p text:style-name="P68"><text:a xlink:type="simple" xlink:href="#__RefHeading__679_249102736" text:style-name="Index_20_Link" text:visited-style-name="Index_20_Link">Adjust Power Cost<text:tab/>11</text:a></text:p>
          <text:p text:style-name="P78"><text:a xlink:type="simple" xlink:href="#__RefHeading__681_249102736" text:style-name="Index_20_Link" text:visited-style-name="Index_20_Link">Actors<text:tab/>11</text:a></text:p>
          <text:p text:style-name="P78"><text:a xlink:type="simple" xlink:href="#__RefHeading__683_249102736" text:style-name="Index_20_Link" text:visited-style-name="Index_20_Link">Assumptions<text:tab/>11</text:a></text:p>
          <text:p text:style-name="P78"><text:a xlink:type="simple" xlink:href="#__RefHeading__685_249102736" text:style-name="Index_20_Link" text:visited-style-name="Index_20_Link">Procedure<text:tab/>11</text:a></text:p>
          <text:p text:style-name="P78"><text:a xlink:type="simple" xlink:href="#__RefHeading__687_249102736" text:style-name="Index_20_Link" text:visited-style-name="Index_20_Link">Expected outcome<text:tab/>11</text:a></text:p>
          <text:p text:style-name="P68"><text:a xlink:type="simple" xlink:href="#__RefHeading__694_249102736" text:style-name="Index_20_Link" text:visited-style-name="Index_20_Link">Add User<text:tab/>12</text:a></text:p>
          <text:p text:style-name="P78"><text:a xlink:type="simple" xlink:href="#__RefHeading__696_249102736" text:style-name="Index_20_Link" text:visited-style-name="Index_20_Link">Actors<text:tab/>12</text:a></text:p>
          <text:p text:style-name="P78"><text:soft-page-break/><text:a xlink:type="simple" xlink:href="#__RefHeading__698_249102736" text:style-name="Index_20_Link" text:visited-style-name="Index_20_Link">Assumptions<text:tab/>12</text:a></text:p>
          <text:p text:style-name="P78"><text:a xlink:type="simple" xlink:href="#__RefHeading__700_249102736" text:style-name="Index_20_Link" text:visited-style-name="Index_20_Link">Procedure<text:tab/>12</text:a></text:p>
          <text:p text:style-name="P78"><text:a xlink:type="simple" xlink:href="#__RefHeading__702_249102736" text:style-name="Index_20_Link" text:visited-style-name="Index_20_Link">Expected outcome<text:tab/>13</text:a></text:p>
          <text:p text:style-name="P68"><text:a xlink:type="simple" xlink:href="#__RefHeading__704_249102736" text:style-name="Index_20_Link" text:visited-style-name="Index_20_Link">Delete User<text:tab/>14</text:a></text:p>
          <text:p text:style-name="P78"><text:a xlink:type="simple" xlink:href="#__RefHeading__706_249102736" text:style-name="Index_20_Link" text:visited-style-name="Index_20_Link">Actors<text:tab/>14</text:a></text:p>
          <text:p text:style-name="P78"><text:a xlink:type="simple" xlink:href="#__RefHeading__708_249102736" text:style-name="Index_20_Link" text:visited-style-name="Index_20_Link">Assumptions<text:tab/>14</text:a></text:p>
          <text:p text:style-name="P78"><text:a xlink:type="simple" xlink:href="#__RefHeading__710_249102736" text:style-name="Index_20_Link" text:visited-style-name="Index_20_Link">Procedure<text:tab/>14</text:a></text:p>
          <text:p text:style-name="P78"><text:a xlink:type="simple" xlink:href="#__RefHeading__712_249102736" text:style-name="Index_20_Link" text:visited-style-name="Index_20_Link">Expected Outcome<text:tab/>14</text:a></text:p>
          <text:p text:style-name="P68"><text:a xlink:type="simple" xlink:href="#__RefHeading__714_249102736" text:style-name="Index_20_Link" text:visited-style-name="Index_20_Link">Rename Device<text:tab/>15</text:a></text:p>
          <text:p text:style-name="P78"><text:a xlink:type="simple" xlink:href="#__RefHeading__716_249102736" text:style-name="Index_20_Link" text:visited-style-name="Index_20_Link">Actors<text:tab/>15</text:a></text:p>
          <text:p text:style-name="P78"><text:a xlink:type="simple" xlink:href="#__RefHeading__718_249102736" text:style-name="Index_20_Link" text:visited-style-name="Index_20_Link">Assumptions<text:tab/>15</text:a></text:p>
          <text:p text:style-name="P78"><text:a xlink:type="simple" xlink:href="#__RefHeading__720_249102736" text:style-name="Index_20_Link" text:visited-style-name="Index_20_Link">Procedure<text:tab/>15</text:a></text:p>
          <text:p text:style-name="P78"><text:a xlink:type="simple" xlink:href="#__RefHeading__722_249102736" text:style-name="Index_20_Link" text:visited-style-name="Index_20_Link">Expected outcome<text:tab/>15</text:a></text:p>
          <text:p text:style-name="P68"><text:a xlink:type="simple" xlink:href="#__RefHeading__729_249102736" text:style-name="Index_20_Link" text:visited-style-name="Index_20_Link">Add Device<text:tab/>16</text:a></text:p>
          <text:p text:style-name="P78"><text:a xlink:type="simple" xlink:href="#__RefHeading__1279_2086110546" text:style-name="Index_20_Link" text:visited-style-name="Index_20_Link">Actors<text:tab/>16</text:a></text:p>
          <text:p text:style-name="P78"><text:a xlink:type="simple" xlink:href="#__RefHeading__718_2491027361" text:style-name="Index_20_Link" text:visited-style-name="Index_20_Link">Assumptions<text:tab/>16</text:a></text:p>
          <text:p text:style-name="P78"><text:a xlink:type="simple" xlink:href="#__RefHeading__720_2491027361" text:style-name="Index_20_Link" text:visited-style-name="Index_20_Link">Procedure<text:tab/>16</text:a></text:p>
          <text:p text:style-name="P78"><text:a xlink:type="simple" xlink:href="#__RefHeading__722_2491027361" text:style-name="Index_20_Link" text:visited-style-name="Index_20_Link">Expected outcome<text:tab/>16</text:a></text:p>
          <text:p text:style-name="P68"><text:a xlink:type="simple" xlink:href="#__RefHeading__731_249102736" text:style-name="Index_20_Link" text:visited-style-name="Index_20_Link">Disable Device<text:tab/>17</text:a></text:p>
          <text:p text:style-name="P78"><text:a xlink:type="simple" xlink:href="#__RefHeading__733_249102736" text:style-name="Index_20_Link" text:visited-style-name="Index_20_Link">Actors<text:tab/>17</text:a></text:p>
          <text:p text:style-name="P78"><text:a xlink:type="simple" xlink:href="#__RefHeading__735_249102736" text:style-name="Index_20_Link" text:visited-style-name="Index_20_Link">Assumptions<text:tab/>17</text:a></text:p>
          <text:p text:style-name="P78"><text:a xlink:type="simple" xlink:href="#__RefHeading__737_249102736" text:style-name="Index_20_Link" text:visited-style-name="Index_20_Link">Procedure<text:tab/>17</text:a></text:p>
          <text:p text:style-name="P78"><text:a xlink:type="simple" xlink:href="#__RefHeading__739_249102736" text:style-name="Index_20_Link" text:visited-style-name="Index_20_Link">Expected Outcome<text:tab/>17</text:a></text:p>
          <text:p text:style-name="P68"><text:a xlink:type="simple" xlink:href="#__RefHeading__1281_2086110546" text:style-name="Index_20_Link" text:visited-style-name="Index_20_Link">Re-enable Device<text:tab/>18</text:a></text:p>
          <text:p text:style-name="P78"><text:a xlink:type="simple" xlink:href="#__RefHeading__733_2491027362" text:style-name="Index_20_Link" text:visited-style-name="Index_20_Link">Actors<text:tab/>18</text:a></text:p>
          <text:p text:style-name="P78"><text:a xlink:type="simple" xlink:href="#__RefHeading__735_2491027362" text:style-name="Index_20_Link" text:visited-style-name="Index_20_Link">Assumptions<text:tab/>18</text:a></text:p>
          <text:p text:style-name="P78"><text:a xlink:type="simple" xlink:href="#__RefHeading__737_2491027362" text:style-name="Index_20_Link" text:visited-style-name="Index_20_Link">Procedure<text:tab/>18</text:a></text:p>
          <text:p text:style-name="P78"><text:a xlink:type="simple" xlink:href="#__RefHeading__739_2491027362" text:style-name="Index_20_Link" text:visited-style-name="Index_20_Link">Expected Outcome<text:tab/>18</text:a></text:p>
          <text:p text:style-name="P68"><text:a xlink:type="simple" xlink:href="#__RefHeading__1285_2086110546" text:style-name="Index_20_Link" text:visited-style-name="Index_20_Link">Adding a Satellite<text:tab/>19</text:a></text:p>
          <text:p text:style-name="P78"><text:a xlink:type="simple" xlink:href="#__RefHeading__1287_2086110546" text:style-name="Index_20_Link" text:visited-style-name="Index_20_Link">Actors<text:tab/>19</text:a></text:p>
          <text:p text:style-name="P78"><text:a xlink:type="simple" xlink:href="#__RefHeading__718_24910273611" text:style-name="Index_20_Link" text:visited-style-name="Index_20_Link">Assumptions<text:tab/>19</text:a></text:p>
          <text:p text:style-name="P78"><text:a xlink:type="simple" xlink:href="#__RefHeading__720_24910273611" text:style-name="Index_20_Link" text:visited-style-name="Index_20_Link">Procedure<text:tab/>19</text:a></text:p>
          <text:p text:style-name="P78"><text:a xlink:type="simple" xlink:href="#__RefHeading__722_24910273611" text:style-name="Index_20_Link" text:visited-style-name="Index_20_Link">Expected outcome<text:tab/>19</text:a></text:p>
          <text:p text:style-name="P68"><text:a xlink:type="simple" xlink:href="#__RefHeading__1291_2086110546" text:style-name="Index_20_Link" text:visited-style-name="Index_20_Link">Removing a Satellite<text:tab/>20</text:a></text:p>
          <text:p text:style-name="P78"><text:a xlink:type="simple" xlink:href="#__RefHeading__1293_2086110546" text:style-name="Index_20_Link" text:visited-style-name="Index_20_Link">Actors<text:tab/>20</text:a></text:p>
          <text:p text:style-name="P78"><text:a xlink:type="simple" xlink:href="#__RefHeading__718_249102736111" text:style-name="Index_20_Link" text:visited-style-name="Index_20_Link">Assumptions<text:tab/>20</text:a></text:p>
          <text:p text:style-name="P78"><text:a xlink:type="simple" xlink:href="#__RefHeading__720_249102736111" text:style-name="Index_20_Link" text:visited-style-name="Index_20_Link">Procedure<text:tab/>20</text:a></text:p>
          <text:p text:style-name="P78"><text:a xlink:type="simple" xlink:href="#__RefHeading__722_249102736111" text:style-name="Index_20_Link" text:visited-style-name="Index_20_Link">Expected outcome<text:tab/>20</text:a></text:p>
          <text:p text:style-name="P68"><text:a xlink:type="simple" xlink:href="#__RefHeading__1297_2086110546" text:style-name="Index_20_Link" text:visited-style-name="Index_20_Link">Remap Device<text:tab/>21</text:a></text:p>
          <text:p text:style-name="P78"><text:a xlink:type="simple" xlink:href="#__RefHeading__1293_20861105461" text:style-name="Index_20_Link" text:visited-style-name="Index_20_Link">Actors<text:tab/>21</text:a></text:p>
          <text:p text:style-name="P78"><text:a xlink:type="simple" xlink:href="#__RefHeading__718_2491027361111" text:style-name="Index_20_Link" text:visited-style-name="Index_20_Link">Assumptions<text:tab/>21</text:a></text:p>
          <text:p text:style-name="P78"><text:a xlink:type="simple" xlink:href="#__RefHeading__720_2491027361111" text:style-name="Index_20_Link" text:visited-style-name="Index_20_Link">Procedure<text:tab/>21</text:a></text:p>
          <text:p text:style-name="P78"><text:a xlink:type="simple" xlink:href="#__RefHeading__722_2491027361111" text:style-name="Index_20_Link" text:visited-style-name="Index_20_Link">Expected outcome<text:tab/>21</text:a></text:p>
          <text:p text:style-name="P69"><text:a xlink:type="simple" xlink:href="#__RefHeading__743_249102736" text:style-name="Index_20_Link" text:visited-style-name="Index_20_Link">Dialog Design<text:tab/>22</text:a></text:p>
          <text:p text:style-name="P69"><text:a xlink:type="simple" xlink:href="#__RefHeading__745_249102736" text:style-name="Index_20_Link" text:visited-style-name="Index_20_Link">Look and Feel<text:tab/>23</text:a></text:p>
          <text:p text:style-name="P68"><text:a xlink:type="simple" xlink:href="#__RefHeading__1309_2086110546" text:style-name="Index_20_Link" text:visited-style-name="Index_20_Link">Suggested colors<text:tab/>23</text:a></text:p>
          <text:p text:style-name="P68"><text:soft-page-break/><text:a xlink:type="simple" xlink:href="#__RefHeading__1311_2086110546" text:style-name="Index_20_Link" text:visited-style-name="Index_20_Link">Suggested Design<text:tab/>23</text:a></text:p>
          <text:p text:style-name="P68"><text:a xlink:type="simple" xlink:href="#__RefHeading__1313_2086110546" text:style-name="Index_20_Link" text:visited-style-name="Index_20_Link">Widget Look and Feel<text:tab/>23</text:a></text:p>
          <text:p text:style-name="P69"><text:a xlink:type="simple" xlink:href="#__RefHeading__747_249102736" text:style-name="Index_20_Link" text:visited-style-name="Index_20_Link">Affordances<text:tab/>24</text:a></text:p>
        </text:index-body>
      </text:table-of-content>
      <text:p text:style-name="Text_20_body"/>
      <text:h text:style-name="Heading_20_1" text:outline-level="1"><text:bookmark-start text:name="__RefHeading__741_249102736"/>Task Breakdowns<text:bookmark-end text:name="__RefHeading__741_249102736"/></text:h>
      <text:p text:style-name="Text_20_body">The following tasks are broken down into several simple steps. Although they do not account for things like “find the button to click”, it is clear when a user is expected to click a button.</text:p>
      <text:p text:style-name="Text_20_body"/>
      <text:p text:style-name="Text_20_body">The “Actors” section describes the things that will play a role in this scenario. These can include:</text:p>
      <text:list xml:id="list454306681" text:style-name="L1">
        <text:list-item>
          <text:p text:style-name="P13">Users</text:p>
        </text:list-item>
        <text:list-item>
          <text:p text:style-name="P13">The display</text:p>
        </text:list-item>
        <text:list-item>
          <text:p text:style-name="P13">The satellite</text:p>
        </text:list-item>
      </text:list>
      <text:p text:style-name="Text_20_body"/>
      <text:p text:style-name="Text_20_body">The “Assumptions” section describes assumptions that are made for this scenario. These include things such as “User is logged in”, or “Several satellites are connected”.</text:p>
      <text:p text:style-name="Text_20_body"/>
      <text:p text:style-name="Text_20_body">The “Procedure” describes the procedure that is taken to by the user to accomplish the goal. </text:p>
      <text:p text:style-name="Text_20_body"/>
      <text:p text:style-name="Text_20_body">The “Expected outcome” is the ultimate goal. It is what the user expects to happen after they execute the procedure. These can be visual outputs, stored data, or even changes to the way the system behaves.</text:p>
      <text:h text:style-name="P73" text:outline-level="2"><text:bookmark-start text:name="__RefHeading__1273_2086110546"/>Logging In<text:bookmark-end text:name="__RefHeading__1273_2086110546"/></text:h>
      <text:p text:style-name="Text_20_body">In this scenario the user logs into the system</text:p>
      <text:h text:style-name="Heading_20_3" text:outline-level="3"><text:bookmark-start text:name="__RefHeading__650_2491027361"/>Actors<text:bookmark-end text:name="__RefHeading__650_2491027361"/></text:h>
      <text:list xml:id="list1755139769" text:style-name="L2">
        <text:list-item>
          <text:p text:style-name="P14">User</text:p>
        </text:list-item>
        <text:list-item>
          <text:p text:style-name="P14">System </text:p>
        </text:list-item>
      </text:list>
      <text:h text:style-name="Heading_20_3" text:outline-level="3"><text:bookmark-start text:name="__RefHeading__652_2491027361"/>Assumptions<text:bookmark-end text:name="__RefHeading__652_2491027361"/></text:h>
      <text:p text:style-name="Text_20_body">The user has a valid login</text:p>
      <text:p text:style-name="Text_20_body">The user has the login page open in their browser</text:p>
      <text:h text:style-name="Heading_20_3" text:outline-level="3"><text:bookmark-start text:name="__RefHeading__654_2491027361"/>Procedure<text:bookmark-end text:name="__RefHeading__654_2491027361"/></text:h>
      <text:p text:style-name="Text_20_body">The system prompts the user for a username and password</text:p>
      <text:p text:style-name="Text_20_body">The user enters their username and password</text:p>
      <text:p text:style-name="Text_20_body">The user clicks a “OK” or “Submit” button</text:p>
      <text:p text:style-name="Text_20_body">The system logs the user in</text:p>
      <text:h text:style-name="Heading_20_3" text:outline-level="3"><text:bookmark-start text:name="__RefHeading__656_2491027361"/>Expected outcome<text:bookmark-end text:name="__RefHeading__656_2491027361"/></text:h>
      <text:p text:style-name="Text_20_body">The user is now logged in.</text:p>
      <text:h text:style-name="P73" text:outline-level="2"><text:bookmark-start text:name="__RefHeading__1275_2086110546"/>Logging Out<text:bookmark-end text:name="__RefHeading__1275_2086110546"/></text:h>
      <text:p text:style-name="Text_20_body">In this scenario the user logs out of the system.</text:p>
      <text:h text:style-name="Heading_20_3" text:outline-level="3"><text:bookmark-start text:name="__RefHeading__650_24910273611"/>Actors<text:bookmark-end text:name="__RefHeading__650_24910273611"/></text:h>
      <text:list xml:id="list1976599957" text:continue-numbering="true" text:style-name="L2">
        <text:list-item>
          <text:p text:style-name="P14">User</text:p>
        </text:list-item>
        <text:list-item>
          <text:p text:style-name="P14">System </text:p>
        </text:list-item>
      </text:list>
      <text:h text:style-name="Heading_20_3" text:outline-level="3"><text:bookmark-start text:name="__RefHeading__652_24910273611"/>Assumptions<text:bookmark-end text:name="__RefHeading__652_24910273611"/></text:h>
      <text:p text:style-name="Text_20_body">The user is logged in</text:p>
      <text:p text:style-name="Text_20_body">The user is on any page</text:p>
      <text:h text:style-name="Heading_20_3" text:outline-level="3"><text:bookmark-start text:name="__RefHeading__654_24910273611"/>Procedure<text:bookmark-end text:name="__RefHeading__654_24910273611"/></text:h>
      <text:p text:style-name="Text_20_body">The user clicks the logout button</text:p>
      <text:p text:style-name="Text_20_body">The system logs the user out</text:p>
      <text:p text:style-name="Text_20_body">The system informs the user that they have been logged out</text:p>
      <text:p text:style-name="Text_20_body">The system returns the user to the login page</text:p>
      <text:h text:style-name="Heading_20_3" text:outline-level="3"><text:bookmark-start text:name="__RefHeading__656_24910273611"/>Expected outcome<text:bookmark-end text:name="__RefHeading__656_24910273611"/></text:h>
      <text:p text:style-name="P52"><text:span text:style-name="T7">The user is now logged out.</text:span></text:p>
      <text:h text:style-name="P73" text:outline-level="2"><text:bookmark-start text:name="__RefHeading__639_249102736"/><text:bookmark text:name="ViewMonthlyPowerConsumption"/>View Monthly Power Consumption<text:bookmark-end text:name="__RefHeading__639_249102736"/></text:h>
      <text:p text:style-name="Text_20_body">In this scenario the user is intending to view the power consumption of the entire house for a series of specified consecutive months.</text:p>
      <text:h text:style-name="Heading_20_3" text:outline-level="3"><text:bookmark-start text:name="__RefHeading__650_249102736"/>Actors<text:bookmark-end text:name="__RefHeading__650_249102736"/></text:h>
      <text:list xml:id="list1626228016" text:continue-numbering="true" text:style-name="L2">
        <text:list-item>
          <text:p text:style-name="P14">User</text:p>
        </text:list-item>
        <text:list-item>
          <text:p text:style-name="P14">System </text:p>
        </text:list-item>
      </text:list>
      <text:h text:style-name="Heading_20_3" text:outline-level="3"><text:bookmark-start text:name="__RefHeading__652_249102736"/>Assumptions<text:bookmark-end text:name="__RefHeading__652_249102736"/></text:h>
      <text:p text:style-name="Text_20_body">The user is logged into the display site</text:p>
      <text:p text:style-name="Text_20_body">The user is at the home page</text:p>
      <text:p text:style-name="Text_20_body">The system has logged data from at least one month ago </text:p>
      <text:h text:style-name="Heading_20_3" text:outline-level="3"><text:bookmark-start text:name="__RefHeading__654_249102736"/>Procedure<text:bookmark-end text:name="__RefHeading__654_249102736"/></text:h>
      <text:p text:style-name="Text_20_body">The user clicks the "View Data" button in the navigation menu</text:p>
      <text:p text:style-name="Text_20_body">The display opens a drop-down menu with several more links</text:p>
      <text:list xml:id="list1293116861" text:style-name="L3">
        <text:list-item>
          <text:p text:style-name="P15">One of which is "View Device Power Consumption" </text:p>
        </text:list-item>
      </text:list>
      <text:p text:style-name="Text_20_body">The user selects "View Device Power Consumption"</text:p>
      <text:p text:style-name="Text_20_body">The user specifies the date range that will viewed</text:p>
      <text:p text:style-name="Text_20_body">The user clicks a “OK” or “Submit” button</text:p>
      <text:p text:style-name="Text_20_body">The display shows the user a table containing:</text:p>
      <text:list xml:id="list1533000474" text:style-name="L4">
        <text:list-item>
          <text:p text:style-name="P16">The name of the month</text:p>
        </text:list-item>
        <text:list-item>
          <text:p text:style-name="P16">The total power consumed by the entire system for that month </text:p>
        </text:list-item>
        <text:list-item>
          <text:p text:style-name="P16">The site displays the sum of the power consumption for each satellite on each day of the month </text:p>
        </text:list-item>
      </text:list>
      <text:h text:style-name="Heading_20_3" text:outline-level="3"><text:bookmark-start text:name="__RefHeading__656_249102736"/>Expected outcome<text:bookmark-end text:name="__RefHeading__656_249102736"/></text:h>
      <text:p text:style-name="Text_20_body">The site will display the power consumption from the specified month or a warning if the data does not exist.</text:p>
      <text:h text:style-name="P73" text:outline-level="2"><text:bookmark-start text:name="__RefHeading__658_249102736"/>View Largest Power Consumer<text:bookmark-end text:name="__RefHeading__658_249102736"/></text:h>
      <text:p text:style-name="Text_20_body">This use case describes the process that a user would employ to display a list of the largest power consumers being recorded by the system.</text:p>
      <text:h text:style-name="Heading_20_3" text:outline-level="3"><text:bookmark-start text:name="__RefHeading__660_249102736"/>Actors<text:bookmark-end text:name="__RefHeading__660_249102736"/></text:h>
      <text:list xml:id="list903348613" text:style-name="L5">
        <text:list-item>
          <text:p text:style-name="P17">User</text:p>
        </text:list-item>
        <text:list-item>
          <text:p text:style-name="P17">Display </text:p>
        </text:list-item>
      </text:list>
      <text:h text:style-name="Heading_20_3" text:outline-level="3"><text:bookmark-start text:name="__RefHeading__662_249102736"/>Assumptions<text:bookmark-end text:name="__RefHeading__662_249102736"/></text:h>
      <text:p text:style-name="Text_20_body">The user is logged in and on the home page</text:p>
      <text:p text:style-name="Text_20_body">There are several devices associated with the server </text:p>
      <text:h text:style-name="Heading_20_3" text:outline-level="3"><text:bookmark-start text:name="__RefHeading__664_249102736"/>Procedure<text:bookmark-end text:name="__RefHeading__664_249102736"/></text:h>
      <text:p text:style-name="Text_20_body">The user clicks the "View Data" button from the navigation menu</text:p>
      <text:p text:style-name="Text_20_body">The display opens a drop-down menu with several more links</text:p>
      <text:list xml:id="list1347804487" text:style-name="L6">
        <text:list-item>
          <text:p text:style-name="P18">One of which is "Device Power Consumption" </text:p>
        </text:list-item>
      </text:list>
      <text:p text:style-name="Text_20_body">The user selects "Device Power Consumption"</text:p>
      <text:p text:style-name="Text_20_body">The display shows the user a table containing:</text:p>
      <text:list xml:id="list1320681766" text:style-name="L7">
        <text:list-item>
          <text:p text:style-name="P19">The name of each device</text:p>
        </text:list-item>
        <text:list-item>
          <text:p text:style-name="P19">The power consumed by each device</text:p>
        </text:list-item>
        <text:list-item>
          <text:p text:style-name="P19">The device's power consumption per hour</text:p>
        </text:list-item>
        <text:list-item>
          <text:p text:style-name="P19">Sorted alphabetically by name </text:p>
        </text:list-item>
      </text:list>
      <text:p text:style-name="Text_20_body">The user clicks on the "Power consumed" column to sort it from greatest to least</text:p>
      <text:p text:style-name="Text_20_body">The display sorts the list from greatest power consumption to least</text:p>
      <text:h text:style-name="Heading_20_3" text:outline-level="3"><text:bookmark-start text:name="__RefHeading__666_249102736"/>Expected outcome<text:bookmark-end text:name="__RefHeading__666_249102736"/></text:h>
      <text:p text:style-name="Text_20_body">The user sees that the first item in the list is using the most power.</text:p>
      <text:p text:style-name="Text_20_body">The user sees the next few largest power-consuming devices.</text:p>
      <text:h text:style-name="P73" text:outline-level="2"><text:bookmark-start text:name="__RefHeading__669_249102736"/>View Largest Power Consumer<text:bookmark-end text:name="__RefHeading__669_249102736"/></text:h>
      <text:p text:style-name="Text_20_body">This use case describes the process that a user would employ to display a list of the largest power consumers being recorded by the system.</text:p>
      <text:h text:style-name="Heading_20_3" text:outline-level="3"><text:bookmark-start text:name="__RefHeading__671_249102736"/>Actors<text:bookmark-end text:name="__RefHeading__671_249102736"/></text:h>
      <text:list xml:id="list1151852821" text:style-name="L8">
        <text:list-item>
          <text:p text:style-name="P20">User</text:p>
        </text:list-item>
        <text:list-item>
          <text:p text:style-name="P20">Display </text:p>
        </text:list-item>
      </text:list>
      <text:h text:style-name="Heading_20_3" text:outline-level="3"><text:bookmark-start text:name="__RefHeading__673_249102736"/>Assumptions<text:bookmark-end text:name="__RefHeading__673_249102736"/></text:h>
      <text:p text:style-name="Text_20_body">The user is logged in and on the home page</text:p>
      <text:p text:style-name="Text_20_body">There are several devices associated with the server</text:p>
      <text:p text:style-name="Text_20_body">The server has several months worth of data </text:p>
      <text:h text:style-name="Heading_20_3" text:outline-level="3"><text:bookmark-start text:name="__RefHeading__675_249102736"/>Procedure<text:bookmark-end text:name="__RefHeading__675_249102736"/></text:h>
      <text:p text:style-name="Text_20_body">The user selected the "View Data" button from the navigation menu</text:p>
      <text:p text:style-name="Text_20_body">The display shows the user a list of charts they can view</text:p>
      <text:list xml:id="list918142003" text:style-name="L9">
        <text:list-item>
          <text:p text:style-name="P21">One of which is "View Power Use over Time" </text:p>
        </text:list-item>
      </text:list>
      <text:p text:style-name="Text_20_body">The display shows a page that prompts the user to select:</text:p>
      <text:list xml:id="list940926951" text:style-name="L10">
        <text:list-item>
          <text:p text:style-name="P22">What devices or device groups they want to compare</text:p>
          <text:list>
            <text:list-item>
              <text:p text:style-name="P22">Defaults the group "All devices" </text:p>
            </text:list-item>
          </text:list>
        </text:list-item>
        <text:list-item>
          <text:p text:style-name="P22">What time period they would like to compare them over</text:p>
          <text:list>
            <text:list-item>
              <text:p text:style-name="P22">Defaults to the last six months </text:p>
            </text:list-item>
          </text:list>
        </text:list-item>
      </text:list>
      <text:p text:style-name="Text_20_body">The user supplies the requested information</text:p>
      <text:p text:style-name="Text_20_body">The user clicks "Display"</text:p>
      <text:p text:style-name="Text_20_body">The display generates one chart for each device/device group over the specified range</text:p>
      <text:p text:style-name="Text_20_body">Displays them in the order the user selected them </text:p>
      <text:h text:style-name="Heading_20_3" text:outline-level="3"><text:bookmark-start text:name="__RefHeading__677_249102736"/>Expected outcome<text:bookmark-end text:name="__RefHeading__677_249102736"/></text:h>
      <text:p text:style-name="Text_20_body">The user sees the power consumption trends of the selected devices over the selected time period </text:p>
      <text:h text:style-name="P73" text:outline-level="2"><text:bookmark-start text:name="__RefHeading__679_249102736"/>Adjust Power Cost<text:bookmark-end text:name="__RefHeading__679_249102736"/></text:h>
      <text:p text:style-name="Text_20_body">This use case describes the process that a user would employ to change the cost-per-kilowatt-hour that the system uses to guesstimate the monthly power bill.</text:p>
      <text:h text:style-name="Heading_20_3" text:outline-level="3"><text:bookmark-start text:name="__RefHeading__681_249102736"/>Actors<text:bookmark-end text:name="__RefHeading__681_249102736"/></text:h>
      <text:list xml:id="list2139467911" text:style-name="L11">
        <text:list-item>
          <text:p text:style-name="P23">User</text:p>
        </text:list-item>
        <text:list-item>
          <text:p text:style-name="P23">Display</text:p>
        </text:list-item>
      </text:list>
      <text:h text:style-name="Heading_20_3" text:outline-level="3"><text:bookmark-start text:name="__RefHeading__683_249102736"/>Assumptions<text:bookmark-end text:name="__RefHeading__683_249102736"/></text:h>
      <text:p text:style-name="Text_20_body">The user is logged in and on the home page</text:p>
      <text:p text:style-name="Text_20_body">The user has permission to change the kilowatt/hr cost </text:p>
      <text:h text:style-name="Heading_20_3" text:outline-level="3"><text:bookmark-start text:name="__RefHeading__685_249102736"/>Procedure<text:bookmark-end text:name="__RefHeading__685_249102736"/></text:h>
      <text:p text:style-name="Text_20_body">The user clicks the "Settings" link from the navigation menu</text:p>
      <text:p text:style-name="Text_20_body">The display presents the user with the settings panel, which includes a link to the "Adjust Power Cost" page</text:p>
      <text:p text:style-name="Text_20_body">The user clicks the "Adjust Power Cost" link</text:p>
      <text:p text:style-name="Text_20_body">The display presents the user with a page consisting of two columns of text boxes. The left column indicates the range for the cost, which is specified in the right column</text:p>
      <text:list xml:id="list1961213381" text:style-name="L12">
        <text:list-item>
          <text:p text:style-name="P24">The goal is to allow the user to say "My first 500 kW/hrs cost $0.08, my next 1000 kW/hrs cost $0.10, and everything after that costs $0.12 per kW/hr" </text:p>
        </text:list-item>
      </text:list>
      <text:p text:style-name="Text_20_body">The user adjusts the cost by changing the ranges or changing the costs</text:p>
      <text:p text:style-name="Text_20_body">The user clicks a "Submit" button</text:p>
      <text:p text:style-name="Text_20_body">The system displays the changed power costs</text:p>
      <text:h text:style-name="Heading_20_3" text:outline-level="3"><text:bookmark-start text:name="__RefHeading__687_249102736"/>Expected outcome<text:bookmark-end text:name="__RefHeading__687_249102736"/></text:h>
      <text:p text:style-name="Text_20_body">The display applies the changed power costs to all new calculations. Previous calculations shall remain unchanged, with assumption that costs just increased.</text:p>
      <text:h text:style-name="P73" text:outline-level="2"><text:bookmark-start text:name="__RefHeading__694_249102736"/>Add User<text:bookmark-end text:name="__RefHeading__694_249102736"/></text:h>
      <text:p text:style-name="Text_20_body">This use case documents the procedure that a user would use to add a new user.</text:p>
      <text:h text:style-name="Heading_20_3" text:outline-level="3"><text:bookmark-start text:name="__RefHeading__696_249102736"/>Actors<text:bookmark-end text:name="__RefHeading__696_249102736"/></text:h>
      <text:list xml:id="list1542175040" text:style-name="L13">
        <text:list-item>
          <text:p text:style-name="P25">User</text:p>
        </text:list-item>
        <text:list-item>
          <text:p text:style-name="P25">Display </text:p>
        </text:list-item>
      </text:list>
      <text:h text:style-name="Heading_20_3" text:outline-level="3"><text:bookmark-start text:name="__RefHeading__698_249102736"/>Assumptions<text:bookmark-end text:name="__RefHeading__698_249102736"/></text:h>
      <text:p text:style-name="Text_20_body">The user is logged in and on the home page</text:p>
      <text:p text:style-name="Text_20_body">The user has permission to modify user permissions</text:p>
      <text:h text:style-name="Heading_20_3" text:outline-level="3"><text:bookmark-start text:name="__RefHeading__700_249102736"/>Procedure<text:bookmark-end text:name="__RefHeading__70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1460805969" text:style-name="L14">
        <text:list-item>
          <text:p text:style-name="P26">This includes a button to add a user </text:p>
        </text:list-item>
      </text:list>
      <text:p text:style-name="Text_20_body">The user clicks "Add user"</text:p>
      <text:p text:style-name="Text_20_body">The display presents the user with a page that contains the necessary fields to create a new user:</text:p>
      <text:list xml:id="list739268430" text:style-name="L15">
        <text:list-item>
          <text:p text:style-name="P27">First name</text:p>
        </text:list-item>
        <text:list-item>
          <text:p text:style-name="P27">Last name</text:p>
        </text:list-item>
        <text:list-item>
          <text:p text:style-name="P27">Username</text:p>
        </text:list-item>
        <text:list-item>
          <text:p text:style-name="P27">Password</text:p>
        </text:list-item>
        <text:list-item>
          <text:p text:style-name="P27">A checkbox requiring the user to change their password at login</text:p>
        </text:list-item>
        <text:list-item>
          <text:p text:style-name="P27">A multi-select to put them into group</text:p>
        </text:list-item>
        <text:list-item>
          <text:p text:style-name="P27">A list of permissions to give the user </text:p>
        </text:list-item>
      </text:list>
      <text:p text:style-name="Text_20_body">The user supplies the requested information</text:p>
      <text:p text:style-name="Text_20_body">The user clicks a "Submit" button </text:p>
      <text:p text:style-name="Text_20_body">The display informs the user that the user has been added</text:p>
      <text:p text:style-name="Text_20_body">The display shows the user the "User management" page</text:p>
      <text:h text:style-name="Heading_20_3" text:outline-level="3"><text:bookmark-start text:name="__RefHeading__702_249102736"/><text:soft-page-break/>Expected outcome<text:bookmark-end text:name="__RefHeading__702_249102736"/></text:h>
      <text:p text:style-name="Text_20_body">A new user was added with the requested username, password, and permissions.</text:p>
      <text:h text:style-name="P73" text:outline-level="2"><text:bookmark-start text:name="__RefHeading__704_249102736"/>Delete User<text:bookmark-end text:name="__RefHeading__704_249102736"/></text:h>
      <text:p text:style-name="Text_20_body">This use case documents the procedure that a user would use to delete a user.</text:p>
      <text:h text:style-name="Heading_20_3" text:outline-level="3"><text:bookmark-start text:name="__RefHeading__706_249102736"/>Actors<text:bookmark-end text:name="__RefHeading__706_249102736"/></text:h>
      <text:list xml:id="list309018075" text:style-name="L16">
        <text:list-item>
          <text:p text:style-name="P28">User</text:p>
        </text:list-item>
        <text:list-item>
          <text:p text:style-name="P28">Display </text:p>
        </text:list-item>
      </text:list>
      <text:h text:style-name="Heading_20_3" text:outline-level="3"><text:bookmark-start text:name="__RefHeading__708_249102736"/>Assumptions<text:bookmark-end text:name="__RefHeading__708_249102736"/></text:h>
      <text:p text:style-name="Text_20_body">The user is logged in and on the home page</text:p>
      <text:p text:style-name="Text_20_body">The user has permission to modify user permissions</text:p>
      <text:h text:style-name="Heading_20_3" text:outline-level="3"><text:bookmark-start text:name="__RefHeading__710_249102736"/>Procedure<text:bookmark-end text:name="__RefHeading__71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656968539" text:style-name="L17">
        <text:list-item>
          <text:p text:style-name="P29">This includes a button to delete a user</text:p>
        </text:list-item>
      </text:list>
      <text:p text:style-name="Text_20_body">The display presents the user with a list of users with checkboxes next to their usernames</text:p>
      <text:p text:style-name="Text_20_body">The user then clicks on the checkbox next to appropriate username</text:p>
      <text:p text:style-name="Text_20_body">The user clicks "Delete user" </text:p>
      <text:p text:style-name="Text_20_body">The display shows a dialog box asking to confirm the delete</text:p>
      <text:p text:style-name="Text_20_body">The user clicks on "Apply action" </text:p>
      <text:p text:style-name="Text_20_body">The display informs the user that the user has been deleted</text:p>
      <text:p text:style-name="Text_20_body">The display shows the user the "User management" page</text:p>
      <text:h text:style-name="Heading_20_3" text:outline-level="3"><text:bookmark-start text:name="__RefHeading__712_249102736"/>Expected Outcome<text:bookmark-end text:name="__RefHeading__712_249102736"/></text:h>
      <text:p text:style-name="Text_20_body">A user was deleted from the system by another authorized user.</text:p>
      <text:h text:style-name="P73" text:outline-level="2"><text:bookmark-start text:name="__RefHeading__714_249102736"/>Rename Device<text:bookmark-end text:name="__RefHeading__714_249102736"/></text:h>
      <text:p text:style-name="Text_20_body">This use case documents the procedure that a user would use to rename a device associated with an outlet.</text:p>
      <text:h text:style-name="Heading_20_3" text:outline-level="3"><text:bookmark-start text:name="__RefHeading__716_249102736"/>Actors<text:bookmark-end text:name="__RefHeading__716_249102736"/></text:h>
      <text:list xml:id="list1467736205" text:style-name="L18">
        <text:list-item>
          <text:p text:style-name="P30">User</text:p>
        </text:list-item>
        <text:list-item>
          <text:p text:style-name="P30">Display</text:p>
        </text:list-item>
        <text:list-item>
          <text:p text:style-name="P30">Device </text:p>
        </text:list-item>
      </text:list>
      <text:h text:style-name="Heading_20_3" text:outline-level="3"><text:bookmark-start text:name="__RefHeading__718_249102736"/>Assumptions<text:bookmark-end text:name="__RefHeading__718_249102736"/></text:h>
      <text:p text:style-name="Text_20_body">The user is logged in and on the home page</text:p>
      <text:p text:style-name="Text_20_body">The user has permission to modify outlet-device mappings </text:p>
      <text:h text:style-name="Heading_20_3" text:outline-level="3"><text:bookmark-start text:name="__RefHeading__720_249102736"/>Procedure<text:bookmark-end text:name="__RefHeading__720_249102736"/></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1864651173" text:style-name="L19">
        <text:list-item>
          <text:p text:style-name="P33">This includes a list of all existing devices </text:p>
        </text:list-item>
      </text:list>
      <text:p text:style-name="Text_20_body">The user clicks on the row of the device they want to edit</text:p>
      <text:p text:style-name="Text_20_body">The display presents a page with a form that allows the user to edit the name of the device</text:p>
      <text:p text:style-name="Text_20_body">The user changes the name of the device</text:p>
      <text:p text:style-name="Text_20_body">The user clicks "Submit" or "Save" </text:p>
      <text:h text:style-name="Heading_20_3" text:outline-level="3"><text:bookmark-start text:name="__RefHeading__722_249102736"/>Expected outcome<text:bookmark-end text:name="__RefHeading__722_249102736"/></text:h>
      <text:p text:style-name="Text_20_body">The device is now know by a new name.</text:p>
      <text:h text:style-name="P73" text:outline-level="2"><text:bookmark-start text:name="__RefHeading__729_249102736"/>Add Device<text:bookmark-end text:name="__RefHeading__729_249102736"/></text:h>
      <text:p text:style-name="Text_20_body">This use case documents the procedure that a user would use to add a new device to the system. </text:p>
      <text:h text:style-name="Heading_20_3" text:outline-level="3"><text:bookmark-start text:name="__RefHeading__1279_2086110546"/>Actors<text:bookmark-end text:name="__RefHeading__1279_2086110546"/></text:h>
      <text:list xml:id="list2099216244" text:continue-list="list1467736205" text:style-name="L18">
        <text:list-item>
          <text:p text:style-name="P30">User</text:p>
        </text:list-item>
        <text:list-item>
          <text:p text:style-name="P30">Display</text:p>
        </text:list-item>
        <text:list-item>
          <text:p text:style-name="P30">Device </text:p>
        </text:list-item>
      </text:list>
      <text:h text:style-name="Heading_20_3" text:outline-level="3"><text:bookmark-start text:name="__RefHeading__718_2491027361"/>Assumptions<text:bookmark-end text:name="__RefHeading__718_2491027361"/></text:h>
      <text:p text:style-name="Text_20_body">The user is logged in and on the home page</text:p>
      <text:p text:style-name="Text_20_body">The user has permission to modify devices</text:p>
      <text:h text:style-name="Heading_20_3" text:outline-level="3"><text:bookmark-start text:name="__RefHeading__720_2491027361"/>Procedure<text:bookmark-end text:name="__RefHeading__720_2491027361"/></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1527594008" text:style-name="L20">
        <text:list-item>
          <text:p text:style-name="P34">This includes a “Add device” button</text:p>
        </text:list-item>
      </text:list>
      <text:p text:style-name="Text_20_body">The user clicks the “Add device” button</text:p>
      <text:p text:style-name="Text_20_body">The system prompts the user for information about the device, including:</text:p>
      <text:list xml:id="list1990950841" text:style-name="L21">
        <text:list-item>
          <text:p text:style-name="P35">Name</text:p>
          <text:list>
            <text:list-item>
              <text:p text:style-name="P35">Optional: room, location in room, owner. These will be used to guide the user in coming up with a unique name</text:p>
            </text:list-item>
          </text:list>
        </text:list-item>
        <text:list-item>
          <text:p text:style-name="P35">What satellite it is plugged into</text:p>
          <text:list>
            <text:list-item>
              <text:p text:style-name="P35">Optional, may be not be plugged in</text:p>
            </text:list-item>
          </text:list>
        </text:list-item>
      </text:list>
      <text:p text:style-name="P8">The user fills in the requested information</text:p>
      <text:p text:style-name="P8">The user clicks an “OK” or “Submit” button</text:p>
      <text:p text:style-name="P8">The display informs the user that the device has been added</text:p>
      <text:p text:style-name="P8">The display shows the user the "Device management" page</text:p>
      <text:h text:style-name="Heading_20_3" text:outline-level="3"><text:bookmark-start text:name="__RefHeading__722_2491027361"/>Expected outcome<text:bookmark-end text:name="__RefHeading__722_2491027361"/></text:h>
      <text:p text:style-name="Text_20_body">The display has the device available for history and mapping to satellites. </text:p>
      <text:h text:style-name="P74" text:outline-level="2"><text:bookmark-start text:name="__RefHeading__731_249102736"/>Disable Device<text:bookmark-end text:name="__RefHeading__731_249102736"/></text:h>
      <text:p text:style-name="Text_20_body">This use case documents the procedure that a user would use to disable a device.</text:p>
      <text:h text:style-name="Heading_20_3" text:outline-level="3"><text:bookmark-start text:name="__RefHeading__733_249102736"/>Actors<text:bookmark-end text:name="__RefHeading__733_249102736"/></text:h>
      <text:list xml:id="list1823433358" text:style-name="L22">
        <text:list-item>
          <text:p text:style-name="P36">User</text:p>
        </text:list-item>
        <text:list-item>
          <text:p text:style-name="P36">Display</text:p>
        </text:list-item>
        <text:list-item>
          <text:p text:style-name="P36">Device </text:p>
        </text:list-item>
      </text:list>
      <text:h text:style-name="Heading_20_3" text:outline-level="3"><text:bookmark-start text:name="__RefHeading__735_249102736"/>Assumptions<text:bookmark-end text:name="__RefHeading__735_249102736"/></text:h>
      <text:p text:style-name="Text_20_body">The user is logged in and on the home page</text:p>
      <text:p text:style-name="Text_20_body">The user has permission to modify devices</text:p>
      <text:h text:style-name="Heading_20_3" text:outline-level="3"><text:bookmark-start text:name="__RefHeading__737_249102736"/>Procedure<text:bookmark-end text:name="__RefHeading__737_249102736"/></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924881518" text:style-name="L23">
        <text:list-item>
          <text:p text:style-name="P38">This includes a drop down with an action to disable a device</text:p>
        </text:list-item>
        <text:list-item>
          <text:p text:style-name="P38">This includes a table listing all the devices, with checkboxes next to each row</text:p>
        </text:list-item>
      </text:list>
      <text:p text:style-name="Text_20_body">The user selects the “Disable Device” action</text:p>
      <text:p text:style-name="Text_20_body">The user then clicks on the checkboxes next to appropriate device<text:span text:style-name="T1">s</text:span></text:p>
      <text:p text:style-name="Text_20_body">The user clicks an “OK” or “Submit” or “Apply” button</text:p>
      <text:p text:style-name="Text_20_body">The display shows a dialog box asking to confirm applying the action</text:p>
      <text:p text:style-name="Text_20_body">The user clicks on "Apply action" </text:p>
      <text:p text:style-name="P9">The display informs the user that the device has been <text:span text:style-name="T1">disabled</text:span></text:p>
      <text:p text:style-name="P39">The display shows the user the "Device management" page</text:p>
      <text:h text:style-name="Heading_20_3" text:outline-level="3"><text:bookmark-start text:name="__RefHeading__739_249102736"/>Expected Outcome<text:bookmark-end text:name="__RefHeading__739_249102736"/></text:h>
      <text:p text:style-name="Text_20_body">A device was <text:span text:style-name="T1">disabled and will no longer appear in any menus.</text:span></text:p>
      <text:h text:style-name="P74" text:outline-level="2"><text:bookmark-start text:name="__RefHeading__1281_2086110546"/><text:span text:style-name="T1">Re-enable</text:span> Device<text:bookmark-end text:name="__RefHeading__1281_2086110546"/></text:h>
      <text:p text:style-name="P10">This use case documents the procedure that a user would use to <text:span text:style-name="T1">re-enable </text:span>a device.</text:p>
      <text:h text:style-name="P70" text:outline-level="3"><text:bookmark-start text:name="__RefHeading__733_2491027362"/>Actors<text:bookmark-end text:name="__RefHeading__733_2491027362"/></text:h>
      <text:list xml:id="list519950320" text:continue-list="list1823433358" text:style-name="L22">
        <text:list-item>
          <text:p text:style-name="P37">User</text:p>
        </text:list-item>
        <text:list-item>
          <text:p text:style-name="P37">Display</text:p>
        </text:list-item>
        <text:list-item>
          <text:p text:style-name="P37">Device </text:p>
        </text:list-item>
      </text:list>
      <text:h text:style-name="P70" text:outline-level="3"><text:bookmark-start text:name="__RefHeading__735_2491027362"/>Assumptions<text:bookmark-end text:name="__RefHeading__735_2491027362"/></text:h>
      <text:p text:style-name="P10">The user is logged in and on the home page</text:p>
      <text:p text:style-name="P10">The user has permission to modify devices</text:p>
      <text:h text:style-name="P70" text:outline-level="3"><text:bookmark-start text:name="__RefHeading__737_2491027362"/>Procedure<text:bookmark-end text:name="__RefHeading__737_2491027362"/></text:h>
      <text:p text:style-name="P10">The user clicks the "Settings" link from the navigation menu</text:p>
      <text:p text:style-name="P10">The display presents the user with the settings panel, which includes a link to the "Device management" page</text:p>
      <text:p text:style-name="P10">The user clicks the "Device management" link</text:p>
      <text:p text:style-name="P10">The display shows the user the "Device management" page</text:p>
      <text:list xml:id="list863627047" text:style-name="L24">
        <text:list-item>
          <text:p text:style-name="P42">This includes a <text:span text:style-name="T1">link to a “Disabled device management” page</text:span></text:p>
        </text:list-item>
      </text:list>
      <text:p text:style-name="P40">The user clicks on the “Disabled device management” link</text:p>
      <text:p text:style-name="P40">The display shows the user the “Disabled device management” page</text:p>
      <text:list xml:id="list456542250" text:continue-list="list924881518" text:style-name="L23">
        <text:list-item>
          <text:p text:style-name="P41">This includes a drop down with an action to re-enable a device</text:p>
        </text:list-item>
      </text:list>
      <text:list xml:id="list1250085837" text:continue-list="list863627047" text:style-name="L24">
        <text:list-item>
          <text:p text:style-name="P42">This includes a table listing all the devices, with checkboxes next to each row</text:p>
        </text:list-item>
      </text:list>
      <text:p text:style-name="P10">The user selects the “<text:span text:style-name="T1">Re-enable</text:span> Device” action</text:p>
      <text:p text:style-name="P10">The user then clicks on the checkboxes next to appropriate device<text:span text:style-name="T1">s</text:span></text:p>
      <text:p text:style-name="P10">The user clicks an “OK” or “Submit” or “Apply” button</text:p>
      <text:p text:style-name="P10">The display shows a dialog box asking to confirm applying the action</text:p>
      <text:p text:style-name="P10">The user clicks on "Apply action" </text:p>
      <text:p text:style-name="P9">The display informs the user that the device has been <text:span text:style-name="T2">re-enabled</text:span></text:p>
      <text:p text:style-name="P39">The display shows the user the "Device management" page</text:p>
      <text:h text:style-name="P70" text:outline-level="3"><text:bookmark-start text:name="__RefHeading__739_2491027362"/>Expected Outcome<text:bookmark-end text:name="__RefHeading__739_2491027362"/></text:h>
      <text:p text:style-name="P53"><text:span text:style-name="T8">A disabled device was re-enabled and will appear in all menus.</text:span></text:p>
      <text:h text:style-name="P76" text:outline-level="2"><text:bookmark-start text:name="__RefHeading__1285_2086110546"/>Adding a Satellite<text:bookmark-end text:name="__RefHeading__1285_2086110546"/></text:h>
      <text:p text:style-name="P11">This use case documents the procedure that a user would use to a<text:span text:style-name="T4">ssociate a new satellite with the display.</text:span></text:p>
      <text:h text:style-name="P71" text:outline-level="3"><text:bookmark-start text:name="__RefHeading__1287_2086110546"/>Actors<text:bookmark-end text:name="__RefHeading__1287_2086110546"/></text:h>
      <text:list xml:id="list2127878150" text:continue-list="list2099216244" text:style-name="L18">
        <text:list-item>
          <text:p text:style-name="P31">User</text:p>
        </text:list-item>
        <text:list-item>
          <text:p text:style-name="P31">Display</text:p>
        </text:list-item>
        <text:list-item>
          <text:p text:style-name="P31"><text:span text:style-name="T4">Satellite</text:span> </text:p>
        </text:list-item>
      </text:list>
      <text:h text:style-name="P71" text:outline-level="3"><text:bookmark-start text:name="__RefHeading__718_24910273611"/>Assumptions<text:bookmark-end text:name="__RefHeading__718_24910273611"/></text:h>
      <text:p text:style-name="P11">The user is logged in and on the home page</text:p>
      <text:p text:style-name="P11">The user has permission to modify <text:span text:style-name="T4">satellites</text:span></text:p>
      <text:p text:style-name="P43">The user has plugged the satellite into the wall</text:p>
      <text:p text:style-name="P43">Everything goes according to plan</text:p>
      <text:h text:style-name="P71" text:outline-level="3"><text:bookmark-start text:name="__RefHeading__720_24910273611"/>Procedure<text:bookmark-end text:name="__RefHeading__720_24910273611"/></text:h>
      <text:p text:style-name="P11">The user clicks the "Settings" link from the navigation menu</text:p>
      <text:p text:style-name="P11">The display presents the user with the settings panel, which includes a link to the "<text:span text:style-name="T4">Satellite</text:span> management" page</text:p>
      <text:p text:style-name="P11">The user clicks the "<text:span text:style-name="T4">Satellite</text:span> management" link</text:p>
      <text:p text:style-name="P11">The display shows the user the "<text:span text:style-name="T4">Satellite</text:span> management" page</text:p>
      <text:list xml:id="list503182562" text:style-name="L25">
        <text:list-item>
          <text:p text:style-name="P45">This includes <text:span text:style-name="T4">a</text:span> “Add <text:span text:style-name="T4">satellite</text:span>” button</text:p>
        </text:list-item>
      </text:list>
      <text:p text:style-name="P11">The user clicks the “Add <text:span text:style-name="T4">satellite</text:span>” button</text:p>
      <text:p text:style-name="P43">The display prompts the user to press the “Connect” button on the satellite and then click “OK”</text:p>
      <text:p text:style-name="P43">The user presses the “Connect” button on the satellite</text:p>
      <text:p text:style-name="P43">The display informs the user that it's searching</text:p>
      <text:p text:style-name="P43">The display then displays the serial number (xxx-xxx) of the connected satellite</text:p>
      <text:p text:style-name="P43">The user confirms that this is the correct satellite</text:p>
      <text:p text:style-name="P43">The display shall informs the user that a new satellite was connected</text:p>
      <text:p text:style-name="P43">The display shows the user the "Satellite management" page</text:p>
      <text:h text:style-name="P71" text:outline-level="3"><text:bookmark-start text:name="__RefHeading__722_24910273611"/>Expected outcome<text:bookmark-end text:name="__RefHeading__722_24910273611"/></text:h>
      <text:p text:style-name="P54"><text:span text:style-name="T9">A new satellite was added to the display.</text:span></text:p>
      <text:h text:style-name="P75" text:outline-level="2"><text:bookmark-start text:name="__RefHeading__1291_2086110546"/><text:span text:style-name="T4">Removing</text:span><text:span text:style-name="T3"> a Satellite</text:span><text:bookmark-end text:name="__RefHeading__1291_2086110546"/></text:h>
      <text:p text:style-name="P11">This use case documents the procedure that a user would use to <text:span text:style-name="T4">remove a satellite with the display.</text:span></text:p>
      <text:h text:style-name="P71" text:outline-level="3"><text:bookmark-start text:name="__RefHeading__1293_2086110546"/>Actors<text:bookmark-end text:name="__RefHeading__1293_2086110546"/></text:h>
      <text:list xml:id="list983882560" text:continue-list="list2127878150" text:style-name="L18">
        <text:list-item>
          <text:p text:style-name="P31">User</text:p>
        </text:list-item>
        <text:list-item>
          <text:p text:style-name="P31">Display</text:p>
        </text:list-item>
        <text:list-item>
          <text:p text:style-name="P31"><text:span text:style-name="T4">Satellite</text:span> </text:p>
        </text:list-item>
      </text:list>
      <text:h text:style-name="P71" text:outline-level="3"><text:bookmark-start text:name="__RefHeading__718_249102736111"/>Assumptions<text:bookmark-end text:name="__RefHeading__718_249102736111"/></text:h>
      <text:p text:style-name="P11">The user is logged in and on the home page</text:p>
      <text:p text:style-name="P11">The user has permission to modify <text:span text:style-name="T4">satellites</text:span></text:p>
      <text:p text:style-name="P46">The satellites being removed do not have any devices associated with them</text:p>
      <text:h text:style-name="P71" text:outline-level="3"><text:bookmark-start text:name="__RefHeading__720_249102736111"/>Procedure<text:bookmark-end text:name="__RefHeading__720_249102736111"/></text:h>
      <text:p text:style-name="P11">The user clicks the "Settings" link from the navigation menu</text:p>
      <text:p text:style-name="P11">The display presents the user with the settings panel, which includes a link to the "<text:span text:style-name="T4">Satellite</text:span> management" page</text:p>
      <text:p text:style-name="P11">The user clicks the "<text:span text:style-name="T4">Satellite</text:span> management" link</text:p>
      <text:p text:style-name="P11">The display shows the user the "<text:span text:style-name="T4">Satellite</text:span> management" page</text:p>
      <text:list xml:id="list1307379710" text:style-name="L26">
        <text:list-item>
          <text:p text:style-name="P47"><text:span text:style-name="T1">This includes a drop down with an action to </text:span><text:span text:style-name="T4">remove satellites</text:span></text:p>
        </text:list-item>
        <text:list-item>
          <text:p text:style-name="P47">This includes a table listing all the <text:span text:style-name="T5">satellites,</text:span> with checkboxes next to each row</text:p>
        </text:list-item>
      </text:list>
      <text:p text:style-name="P12"><text:span text:style-name="T5">The user clicks on the appropriate checkboxes </text:span><text:span text:style-name="T6">next to the satellites</text:span></text:p>
      <text:p text:style-name="P12"><text:span text:style-name="T5">The user selects the “Remove satellite” </text:span><text:span text:style-name="T6">action from the drop down menu</text:span></text:p>
      <text:p text:style-name="P48">The user clicks “Apply” or “OK”</text:p>
      <text:p text:style-name="P48">The display prompts user to confirm the removal</text:p>
      <text:p text:style-name="P48">The user clicks “Submit” or “OK”</text:p>
      <text:p text:style-name="P48">The display informs the user that the satellites were removed</text:p>
      <text:p text:style-name="P43">The display shows the user the "Satellite management" page</text:p>
      <text:h text:style-name="P71" text:outline-level="3"><text:bookmark-start text:name="__RefHeading__722_249102736111"/>Expected outcome<text:bookmark-end text:name="__RefHeading__722_249102736111"/></text:h>
      <text:p text:style-name="P55"><text:span text:style-name="T10">The specified satellites have been removed from the display. No historical data should have been lossed due to this procedure.</text:span></text:p>
      <text:h text:style-name="P77" text:outline-level="2"><text:bookmark-start text:name="__RefHeading__1297_2086110546"/>Remap Device<text:bookmark-end text:name="__RefHeading__1297_2086110546"/></text:h>
      <text:p text:style-name="P57">This use case documents the procedure that a user would use <text:span text:style-name="T11">to associate a device with a satellite.</text:span></text:p>
      <text:h text:style-name="P72" text:outline-level="3"><text:bookmark-start text:name="__RefHeading__1293_20861105461"/>Actors<text:bookmark-end text:name="__RefHeading__1293_20861105461"/></text:h>
      <text:list xml:id="list147686077" text:continue-list="list983882560" text:style-name="L18">
        <text:list-item>
          <text:p text:style-name="P32">User</text:p>
        </text:list-item>
        <text:list-item>
          <text:p text:style-name="P32">Display</text:p>
        </text:list-item>
        <text:list-item>
          <text:p text:style-name="P32"><text:span text:style-name="T4">Satellite</text:span> </text:p>
        </text:list-item>
      </text:list>
      <text:h text:style-name="P72" text:outline-level="3"><text:bookmark-start text:name="__RefHeading__718_2491027361111"/>Assumptions<text:bookmark-end text:name="__RefHeading__718_2491027361111"/></text:h>
      <text:p text:style-name="P57">The user is logged in and on the home page</text:p>
      <text:p text:style-name="P57">The user has permission to modify <text:span text:style-name="T4">satellites </text:span><text:span text:style-name="T11">and modify devices</text:span></text:p>
      <text:p text:style-name="P57"><text:span text:style-name="T11">The device has been created</text:span></text:p>
      <text:p text:style-name="P57"><text:span text:style-name="T11">The satellite has been associated with the display</text:span></text:p>
      <text:h text:style-name="P72" text:outline-level="3"><text:bookmark-start text:name="__RefHeading__720_2491027361111"/>Procedure<text:bookmark-end text:name="__RefHeading__720_2491027361111"/></text:h>
      <text:p text:style-name="P57">The user clicks the "Settings" link from the navigation menu</text:p>
      <text:p text:style-name="P57">The display presents the user with the settings panel, which includes a link to the "<text:span text:style-name="T11">Device</text:span> management" page</text:p>
      <text:p text:style-name="P57">The user clicks the "<text:span text:style-name="T4"> </text:span><text:span text:style-name="T11">Device</text:span> management" link</text:p>
      <text:p text:style-name="P57">The display shows the user the "<text:span text:style-name="T4"> </text:span><text:span text:style-name="T11">Device</text:span> management" page</text:p>
      <text:list xml:id="list352928104" text:style-name="L27">
        <text:list-item>
          <text:p text:style-name="P56">This includes a table listing all the <text:span text:style-name="T5">satellites</text:span></text:p>
        </text:list-item>
      </text:list>
      <text:p text:style-name="P49"><text:span text:style-name="T11">The user clicks on the row of the device they wish to associate with a satellite</text:span></text:p>
      <text:p text:style-name="P49"><text:span text:style-name="T11">The display shows the user a page that contains information about the selected device</text:span></text:p>
      <text:list xml:id="list206048850" text:style-name="L28">
        <text:list-item>
          <text:p text:style-name="P50"><text:span text:style-name="T11">Including a drop down that allows the user to select the associated satellite</text:span></text:p>
        </text:list-item>
      </text:list>
      <text:p text:style-name="P51"><text:span text:style-name="T11">The user selects the satellite the device is plugged into from the drop down</text:span></text:p>
      <text:p text:style-name="P51"><text:span text:style-name="T11">The user clicks a “OK” or “Submit” button</text:span></text:p>
      <text:p text:style-name="P51"><text:span text:style-name="T11">The display informs the user that device has been updated</text:span></text:p>
      <text:p text:style-name="P44">The display shows the user the "Satellite management" page</text:p>
      <text:h text:style-name="P72" text:outline-level="3"><text:bookmark-start text:name="__RefHeading__722_2491027361111"/>Expected outcome<text:bookmark-end text:name="__RefHeading__722_2491027361111"/></text:h>
      <text:p text:style-name="P58"><text:span text:style-name="T12">The device has been associated with a new satellite, and all data from that satellite will be attributed to the specified device.</text:span></text:p>
      <text:h text:style-name="P66" text:outline-level="1"><text:bookmark-start text:name="__RefHeading__743_249102736"/>Dialog Design<text:bookmark-end text:name="__RefHeading__743_249102736"/></text:h>
      <text:p text:style-name="Text_20_body"/>
      <text:h text:style-name="P66" text:outline-level="1"><text:bookmark-start text:name="__RefHeading__745_249102736"/>Look and Feel<text:bookmark-end text:name="__RefHeading__745_249102736"/></text:h>
      <text:p text:style-name="P59"><text:span text:style-name="T13">First and foremost, this interface must be easy to learn. Users will not be going through any training, and it must be very easy and obvious for them to locate the functionality they desire. It also must be efficient to use, as they will be configuring dozens of satellites (at least initially).</text:span></text:p>
      <text:p text:style-name="P59"><text:span text:style-name="T13">Given those two requirements, the appearance of the display is of little importance. The key is that it should not hurt their eyes. This can be accomplished by using complimenting colors.</text:span></text:p>
      <text:h text:style-name="Heading_20_2" text:outline-level="2"><text:bookmark-start text:name="__RefHeading__1309_2086110546"/><text:span text:style-name="T13">Suggested colors</text:span><text:bookmark-end text:name="__RefHeading__1309_2086110546"/></text:h>
      <text:p text:style-name="P59"><text:span text:style-name="T13">This device is targeted at green thinking users, people who want to cut down on energy costs and help the environment. Therefore, it makes sense to have an environment themed interface. Shades of green, or maybe blue, would work well.</text:span></text:p>
      <text:h text:style-name="Heading_20_2" text:outline-level="2"><text:bookmark-start text:name="__RefHeading__1311_2086110546"/><text:span text:style-name="T13">Suggested Design</text:span><text:bookmark-end text:name="__RefHeading__1311_2086110546"/></text:h>
      <text:p text:style-name="P59"><text:span text:style-name="T13">This display is more of a web application than a simple web page. Almost any action the user can perform will have an immediate impact on the server. To keep the learning curve low and avoid mistakes, the interface should follow a common layout.</text:span></text:p>
      <text:p text:style-name="P59"><text:span text:style-name="T13">A navigation bar at the top, with links to parts of the site that allow the user to perform actions, would be a very understandable interface. The main window should be below that, with instruction regarding the current page. Having the navigation bar display drop down menus would also not be too unusual, and would allow the user to navigate efficiently. </text:span><text:span text:style-name="T14">Hot keys won't be of much use here because the users will not be doing things thousands of times, only a few dozen times.</text:span></text:p>
      <text:h text:style-name="Heading_20_2" text:outline-level="2"><text:bookmark-start text:name="__RefHeading__1313_2086110546"/><text:span text:style-name="T14">Widget Look and Feel</text:span><text:bookmark-end text:name="__RefHeading__1313_2086110546"/></text:h>
      <text:p text:style-name="P60"><text:span text:style-name="T14">A good portion of the web interface will reuse various “widgets”. A non-exhaustive list of these would be:</text:span></text:p>
      <text:list xml:id="list1940834928" text:style-name="L29">
        <text:list-item>
          <text:p text:style-name="P61"><text:span text:style-name="T14">Grids with embedded form elements</text:span></text:p>
          <text:list>
            <text:list-item>
              <text:p text:style-name="P61"><text:span text:style-name="T14">These should be sortable by the columns containing data</text:span></text:p>
            </text:list-item>
            <text:list-item>
              <text:p text:style-name="P61"><text:span text:style-name="T14">There should be a way to apply actions to multiple rows at one time</text:span></text:p>
            </text:list-item>
          </text:list>
        </text:list-item>
        <text:list-item>
          <text:p text:style-name="P61"><text:span text:style-name="T14">Real-time graphs and charts</text:span></text:p>
          <text:list>
            <text:list-item>
              <text:p text:style-name="P61"><text:span text:style-name="T14">These charts should have smooth lines and appear to “flow” instead of “jumping” (ie, Windows Task Manager)</text:span></text:p>
            </text:list-item>
          </text:list>
        </text:list-item>
        <text:list-item>
          <text:p text:style-name="P61"><text:span text:style-name="T14">Pop-up dialogs with embedded form elements</text:span></text:p>
          <text:list>
            <text:list-item>
              <text:p text:style-name="P61"><text:span text:style-name="T14">These should submit data to the display asynchronously</text:span></text:p>
            </text:list-item>
          </text:list>
        </text:list-item>
      </text:list>
      <text:p text:style-name="P60"><text:span text:style-name="T14">All these widgets should be responsive and quick to load. They should not cause infinite loops or appear to behave “buggily”. </text:span></text:p>
      <text:h text:style-name="P66" text:outline-level="1"><text:bookmark-start text:name="__RefHeading__747_249102736"/>Affordances<text:bookmark-end text:name="__RefHeading__747_249102736"/></text:h>
      <text:h text:style-name="Heading_20_2" text:outline-level="2"><text:span text:style-name="T15">Active Elements</text:span></text:h>
      <text:p text:style-name="P60"><text:span text:style-name="T14">To assist the user in figuring out which fields on the display perform actions when they are “clicked”, they should highlight. This highlight should be discrete, and barely noticeable if you're not looking, but it should be enough to make the mind realize that it changes when the mouse hovers it. </text:span><text:span text:style-name="T16">Some non-obvious things that would be active would include:</text:span></text:p>
      <text:list xml:id="list526841911" text:style-name="L31">
        <text:list-item>
          <text:p text:style-name="P64"><text:span text:style-name="T16">Sortable columns in the grids</text:span></text:p>
        </text:list-item>
        <text:list-item>
          <text:p text:style-name="P64"><text:span text:style-name="T16">Buttons that open a drop-down menu</text:span></text:p>
        </text:list-item>
      </text:list>
      <text:h text:style-name="Heading_20_2" text:outline-level="2"><text:span text:style-name="T15">Identifying Drop-down Menus</text:span></text:h>
      <text:p text:style-name="P62"><text:span text:style-name="T15">To assist the user in finding items which have “options”, all drop-down menus should have a small arrow in the bottom-right corner. When clicked, this arrow highlights, and the menu is displayed.</text:span></text:p>
      <text:h text:style-name="Heading_20_2" text:outline-level="2"><text:span text:style-name="T15">Naming Devices</text:span></text:h>
      <text:p text:style-name="P62"><text:span text:style-name="T15">To assist the user in creating unique, descriptive names for all the devices that they add to the display, there will be a wizard to guide them through the naming process. This wizard can be disabled in the “Settings” section of the site, but should be enabled by default. It should prompt the user for information, and user their responses to create a reasonable name. Ie,</text:span></text:p>
      <text:list xml:id="list1402040608" text:style-name="L30">
        <text:list-item>
          <text:p text:style-name="P63"><text:span text:style-name="T15">Device Type: Overhead Lamp</text:span></text:p>
        </text:list-item>
        <text:list-item>
          <text:p text:style-name="P63"><text:span text:style-name="T15">Device Location: Kitchen</text:span></text:p>
        </text:list-item>
        <text:list-item>
          <text:p text:style-name="P63"><text:span text:style-name="T15">Location in Room: Over the table</text:span></text:p>
        </text:list-item>
      </text:list>
      <text:p text:style-name="P62"><text:span text:style-name="T15">Would result in the device name; Overhead lamp in kitchen, over the table. This name is unique, and although verbose, very descriptive. Since the user will never have to type in the name again, the name can be lengthy.</text:span></text:p>
      <text:h text:style-name="Heading_20_2" text:outline-level="2"><text:span text:style-name="T16">Assisting the user in first-time setup of the satellites</text:span></text:h>
      <text:p text:style-name="P65"><text:span text:style-name="T16">To assist the user in first time setup of the satellites, the home page of the display will have a button that opens a wizard to assist the users in setting up the satellites. It will follow the same procedure as the “Adding a Satellite” use case. This will show the user a picture of the button the satellite that they need to hit to initiate the WPS setup. After connecting to the satellite, the wizard will tell the user the SN of the satellite that it connected to. This way, the user can verify that they connected the correct satellite.</text:span></text:p>
      <text:p text:style-name="P65"><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style:contextual-spacing="false"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5T21:31:26.91</meta:creation-date>
    <dc:date>2012-10-16T20:25:22</dc:date>
    <meta:editing-duration>PT3H9M53S</meta:editing-duration>
    <meta:editing-cycles>22</meta:editing-cycles>
    <meta:generator>LibreOffice/3.6$Linux_X86_64 LibreOffice_project/360m1$Build-2</meta:generator>
    <meta:document-statistic meta:table-count="1" meta:image-count="0" meta:object-count="0" meta:page-count="24" meta:paragraph-count="491" meta:word-count="3901" meta:character-count="22009" meta:non-whitespace-character-count="18646"/>
  </office:meta>
</office:document-meta>
</file>